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d43f" officeooo:paragraph-rsid="0018d4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0 Logic Check</text:p>
      <text:p text:style-name="P1"/>
      <text:p text:style-name="P1">1) You could compile the program again but after “-o” type “cselab” instead of “main”.</text:p>
      <text:p text:style-name="P1">2) The executable file is automatically named a.ou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20:57:15.398180728</meta:creation-date>
    <meta:editing-duration>PT35S</meta:editing-duration>
    <meta:editing-cycles>2</meta:editing-cycles>
    <meta:generator>LibreOffice/5.1.6.2$Linux_X86_64 LibreOffice_project/10m0$Build-2</meta:generator>
    <dc:date>2018-08-31T20:57:47.508543389</dc:date>
    <meta:document-statistic meta:table-count="0" meta:image-count="0" meta:object-count="0" meta:page-count="1" meta:paragraph-count="3" meta:word-count="27" meta:character-count="154" meta:non-whitespace-character-count="130"/>
  </office:meta>
</office:document-meta>
</file>